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style:text-autospace="none"/>
      <style:text-properties fo:font-size="8pt" style:font-size-asian="8pt" style:font-size-complex="8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Footnote">
      <style:paragraph-properties style:text-autospace="none"/>
      <style:text-properties fo:font-size="8pt" style:font-size-asian="8pt" style:font-size-complex="8pt"/>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style:font-name="Courier" fo:font-style="italic" style:font-style-asian="italic" style:font-style-complex="italic"/>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Footnote">
      <style:paragraph-properties style:text-autospace="none"/>
      <style:text-properties fo:font-size="8pt" style:font-size-asian="8pt" style:font-size-complex="8pt"/>
    </style:style>
    <style:style style:name="P20" style:family="paragraph" style:parent-style-name="Heading_20_1" style:master-page-name="First_20_Page">
      <style:paragraph-properties style:page-number="auto"/>
    </style:style>
    <style:style style:name="P2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text-properties fo:font-style="italic" style:font-style-asian="italic" style:font-style-complex="italic"/>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text-properties fo:font-size="12pt" style:font-size-asian="12pt" style:font-size-complex="12pt"/>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color="#262626" style:font-name="Verdana" style:font-name-asian="Verdana" style:font-name-complex="Verdan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color="#262626" style:font-name="Verdana" style:font-name-asian="Verdana" style:font-name-complex="Verdana"/>
    </style:style>
    <style:style style:name="T7" style:family="text">
      <style:text-properties fo:color="#262626" style:font-name="Verdana" fo:font-style="normal" style:font-name-asian="Verdana" style:font-style-asian="normal" style:font-name-complex="Verdana" style:font-style-complex="normal"/>
    </style:style>
    <style:style style:name="T8" style:family="text">
      <style:text-properties fo:color="#262626" style:font-name="Verdana" fo:font-style="italic" style:font-name-asian="Verdana" style:font-style-asian="italic" style:font-name-complex="Verdana"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font-name="Times New Roman" fo:font-size="12pt" style:text-underline-style="none" style:font-name-asian="ArialMT" style:font-size-asian="12pt" style:font-name-complex="ArialMT" style:font-size-complex="12pt"/>
    </style:style>
    <style:style style:name="T13" style:family="text">
      <style:text-properties style:use-window-font-color="true" style:font-name="Times New Roman" fo:font-size="12pt" style:text-underline-style="none" style:font-size-asian="12pt" style:font-size-complex="12pt"/>
    </style:style>
    <style:style style:name="T14" style:family="text">
      <style:text-properties style:use-window-font-color="true" style:text-underline-style="none"/>
    </style:style>
    <style:style style:name="T15" style:family="text">
      <style:text-properties fo:color="#000047" fo:font-weight="normal" style:font-name-asian="Verdana" style:font-weight-asian="normal" style:font-name-complex="Verdana" style:font-weight-complex="normal"/>
    </style:style>
    <style:style style:name="T16" style:family="text">
      <style:text-properties fo:font-style="normal" style:font-style-asian="normal" style:font-style-complex="normal"/>
    </style:style>
    <style:style style:name="T1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font-name="Times New Roman1" fo:font-size="1pt" style:font-name-asian="Times New Roman1" style:font-name-complex="Times New Roman1"/>
    </style:style>
    <style:style style:name="T19"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style:style>
    <style:style style:name="gr4" style:family="graphic">
      <style:graphic-properties style:run-through="foreground"/>
    </style:style>
    <style:style style:name="gr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1"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32"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7"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48"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3" style:family="graphic">
      <style:graphic-properties style:run-through="foreground" style:wrap="none" style:wrap-contour-mode="full" style:vertical-pos="from-top" style:vertical-rel="paragraph" style:horizontal-pos="from-left" style:horizontal-rel="paragraph"/>
    </style:style>
    <style:style style:name="gr5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0"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476426736" text:id="ct476426736">
          <text:insertion>
            <office:change-info>
              <dc:creator>Unknown Author</dc:creator>
              <dc:date>2013-01-25T10:20:00</dc:date>
            </office:change-info>
          </text:insertion>
        </text:changed-region>
        <text:changed-region xml:id="ct476426512" text:id="ct476426512">
          <text:deletion>
            <office:change-info>
              <dc:creator>Unknown Author</dc:creator>
              <dc:date>2013-01-25T10:20:00</dc:date>
            </office:change-info>
            <text:p text:style-name="P1"><text:span text:style-name="T1">"</text:span></text:p>
          </text:deletion>
        </text:changed-region>
        <text:changed-region xml:id="ct476429312" text:id="ct476429312">
          <text:insertion>
            <office:change-info>
              <dc:creator>Unknown Author</dc:creator>
              <dc:date>2013-01-25T10:20:00</dc:date>
            </office:change-info>
          </text:insertion>
        </text:changed-region>
        <text:changed-region xml:id="ct476429408" text:id="ct476429408">
          <text:deletion>
            <office:change-info>
              <dc:creator>Unknown Author</dc:creator>
              <dc:date>2013-01-25T10:20:00</dc:date>
            </office:change-info>
            <text:p text:style-name="P1"><text:span text:style-name="T1">"</text:span></text:p>
          </text:deletion>
        </text:changed-region>
        <text:changed-region xml:id="ct477008848" text:id="ct477008848">
          <text:deletion>
            <office:change-info>
              <dc:creator>Unknown Author</dc:creator>
              <dc:date>2013-01-25T10:17:00</dc:date>
            </office:change-info>
            <text:p text:style-name="Standard">explanatory note</text:p>
          </text:deletion>
        </text:changed-region>
        <text:changed-region xml:id="ct477008944" text:id="ct477008944">
          <text:insertion>
            <office:change-info>
              <dc:creator>Unknown Author</dc:creator>
              <dc:date>2013-01-25T10:17:00</dc:date>
            </office:change-info>
          </text:insertion>
        </text:changed-region>
        <text:changed-region xml:id="ct476452096" text:id="ct476452096">
          <text:insertion>
            <office:change-info>
              <dc:creator>Unknown Author</dc:creator>
              <dc:date>2013-01-25T10:18:00</dc:date>
            </office:change-info>
          </text:insertion>
        </text:changed-region>
        <text:changed-region xml:id="ct477009040" text:id="ct477009040">
          <text:deletion>
            <office:change-info>
              <dc:creator>Unknown Author</dc:creator>
              <dc:date>2013-01-25T10:18:00</dc:date>
            </office:change-info>
            <text:p text:style-name="Standard">"</text:p>
          </text:deletion>
        </text:changed-region>
        <text:changed-region xml:id="ct476126096" text:id="ct476126096">
          <text:deletion>
            <office:change-info>
              <dc:creator>Unknown Author</dc:creator>
              <dc:date>2013-01-25T10:18:00</dc:date>
            </office:change-info>
            <text:p text:style-name="Standard">"</text:p>
          </text:deletion>
        </text:changed-region>
        <text:changed-region xml:id="ct477009136" text:id="ct477009136">
          <text:insertion>
            <office:change-info>
              <dc:creator>Unknown Author</dc:creator>
              <dc:date>2013-01-25T10:18:00</dc:date>
            </office:change-info>
          </text:insertion>
        </text:changed-region>
        <text:changed-region xml:id="ct476986688" text:id="ct476986688">
          <text:insertion>
            <office:change-info>
              <dc:creator>Unknown Author</dc:creator>
              <dc:date>2013-01-25T10:19:00</dc:date>
            </office:change-info>
          </text:insertion>
        </text:changed-region>
        <text:changed-region xml:id="ct476986784" text:id="ct476986784">
          <text:deletion>
            <office:change-info>
              <dc:creator>Unknown Author</dc:creator>
              <dc:date>2013-01-25T10:18:00</dc:date>
            </office:change-info>
            <text:p text:style-name="Standard">"</text:p>
          </text:deletion>
        </text:changed-region>
        <text:changed-region xml:id="ct476658752" text:id="ct476658752">
          <text:deletion>
            <office:change-info>
              <dc:creator>Unknown Author</dc:creator>
              <dc:date>2013-01-25T10:18:00</dc:date>
            </office:change-info>
            <text:p text:style-name="Standard">"</text:p>
          </text:deletion>
        </text:changed-region>
        <text:changed-region xml:id="ct476140656" text:id="ct476140656">
          <text:insertion>
            <office:change-info>
              <dc:creator>Unknown Author</dc:creator>
              <dc:date>2013-01-25T10:18:00</dc:date>
            </office:change-info>
          </text:insertion>
        </text:changed-region>
        <text:changed-region xml:id="ct476125920" text:id="ct476125920">
          <text:deletion>
            <office:change-info>
              <dc:creator>David Harris</dc:creator>
              <dc:date>2013-01-26T00:04:00</dc:date>
            </office:change-info>
            <text:p text:style-name="Standard">Specification</text:p>
          </text:deletion>
        </text:changed-region>
        <text:changed-region xml:id="ct476429776" text:id="ct476429776">
          <text:insertion>
            <office:change-info>
              <dc:creator>David Harris</dc:creator>
              <dc:date>2013-01-26T00:04:00</dc:date>
            </office:change-info>
          </text:insertion>
        </text:changed-region>
        <text:changed-region xml:id="ct476896336" text:id="ct476896336">
          <text:insertion>
            <office:change-info>
              <dc:creator>Unknown Author</dc:creator>
              <dc:date>2013-01-25T11:24:00</dc:date>
            </office:change-info>
          </text:insertion>
        </text:changed-region>
        <text:changed-region xml:id="ct476426176" text:id="ct476426176">
          <text:deletion>
            <office:change-info>
              <dc:creator>Unknown Author</dc:creator>
              <dc:date>2013-01-25T11:24:00</dc:date>
            </office:change-info>
            <text:p text:style-name="Standard">'</text:p>
          </text:deletion>
        </text:changed-region>
        <text:changed-region xml:id="ct477004992" text:id="ct477004992">
          <text:insertion>
            <office:change-info>
              <dc:creator>David Harris</dc:creator>
              <dc:date>2013-01-26T00:27:00</dc:date>
            </office:change-info>
          </text:insertion>
        </text:changed-region>
        <text:changed-region xml:id="ct399831280" text:id="ct399831280">
          <text:insertion>
            <office:change-info>
              <dc:creator>David Harris</dc:creator>
              <dc:date>2013-01-26T08:58:00</dc:date>
            </office:change-info>
          </text:insertion>
        </text:changed-region>
        <text:changed-region xml:id="ct476908464" text:id="ct476908464">
          <text:insertion>
            <office:change-info>
              <dc:creator>David Harris</dc:creator>
              <dc:date>2013-01-26T00:07:00</dc:date>
            </office:change-info>
          </text:insertion>
        </text:changed-region>
        <text:changed-region xml:id="ct476422992" text:id="ct476422992">
          <text:insertion>
            <office:change-info>
              <dc:creator>David Harris</dc:creator>
              <dc:date>2013-01-26T00:08:00</dc:date>
            </office:change-info>
          </text:insertion>
        </text:changed-region>
        <text:changed-region xml:id="ct476129744" text:id="ct476129744">
          <text:insertion>
            <office:change-info>
              <dc:creator>David Harris</dc:creator>
              <dc:date>2013-01-26T00:09:00</dc:date>
            </office:change-info>
          </text:insertion>
        </text:changed-region>
        <text:changed-region xml:id="ct476425104" text:id="ct476425104">
          <text:insertion>
            <office:change-info>
              <dc:creator>David Harris</dc:creator>
              <dc:date>2013-01-26T00:10:00</dc:date>
            </office:change-info>
          </text:insertion>
        </text:changed-region>
        <text:changed-region xml:id="ct476425200" text:id="ct476425200">
          <text:insertion>
            <office:change-info>
              <dc:creator>David Harris</dc:creator>
              <dc:date>2013-01-26T00:11:00</dc:date>
            </office:change-info>
          </text:insertion>
        </text:changed-region>
        <text:changed-region xml:id="ct398555648" text:id="ct398555648">
          <text:insertion>
            <office:change-info>
              <dc:creator>David Harris</dc:creator>
              <dc:date>2013-01-26T09:11:00</dc:date>
            </office:change-info>
          </text:insertion>
        </text:changed-region>
        <text:changed-region xml:id="ct476423088" text:id="ct476423088">
          <text:insertion>
            <office:change-info>
              <dc:creator>David Harris</dc:creator>
              <dc:date>2013-01-26T00:12:00</dc:date>
            </office:change-info>
          </text:insertion>
        </text:changed-region>
        <text:changed-region xml:id="ct476129840" text:id="ct476129840">
          <text:insertion>
            <office:change-info>
              <dc:creator>David Harris</dc:creator>
              <dc:date>2013-01-26T00:13:00</dc:date>
            </office:change-info>
          </text:insertion>
        </text:changed-region>
        <text:changed-region xml:id="ct476425296" text:id="ct476425296">
          <text:insertion>
            <office:change-info>
              <dc:creator>David Harris</dc:creator>
              <dc:date>2013-01-26T00:14:00</dc:date>
            </office:change-info>
          </text:insertion>
        </text:changed-region>
        <text:changed-region xml:id="ct476130416" text:id="ct476130416">
          <text:insertion>
            <office:change-info>
              <dc:creator>David Harris</dc:creator>
              <dc:date>2013-01-26T00:15:00</dc:date>
            </office:change-info>
          </text:insertion>
        </text:changed-region>
        <text:changed-region xml:id="ct476908560" text:id="ct476908560">
          <text:insertion>
            <office:change-info>
              <dc:creator>David Harris</dc:creator>
              <dc:date>2013-01-26T00:16:00</dc:date>
            </office:change-info>
          </text:insertion>
        </text:changed-region>
        <text:changed-region xml:id="ct476130176" text:id="ct476130176">
          <text:insertion>
            <office:change-info>
              <dc:creator>David Harris</dc:creator>
              <dc:date>2013-01-26T00:17:00</dc:date>
            </office:change-info>
          </text:insertion>
        </text:changed-region>
        <text:changed-region xml:id="ct476788624" text:id="ct476788624">
          <text:insertion>
            <office:change-info>
              <dc:creator>David Harris</dc:creator>
              <dc:date>2013-01-26T00:23:00</dc:date>
            </office:change-info>
          </text:insertion>
        </text:changed-region>
        <text:changed-region xml:id="ct476766944" text:id="ct476766944">
          <text:insertion>
            <office:change-info>
              <dc:creator>David Harris</dc:creator>
              <dc:date>2013-01-26T00:24:00</dc:date>
            </office:change-info>
          </text:insertion>
        </text:changed-region>
        <text:changed-region xml:id="ct476767328" text:id="ct476767328">
          <text:insertion>
            <office:change-info>
              <dc:creator>David Harris</dc:creator>
              <dc:date>2013-01-26T00:25:00</dc:date>
            </office:change-info>
          </text:insertion>
        </text:changed-region>
        <text:changed-region xml:id="ct476284432" text:id="ct476284432">
          <text:insertion>
            <office:change-info>
              <dc:creator>David Harris</dc:creator>
              <dc:date>2013-01-26T00:26:00</dc:date>
            </office:change-info>
          </text:insertion>
        </text:changed-region>
        <text:changed-region xml:id="ct476685600" text:id="ct476685600">
          <text:insertion>
            <office:change-info>
              <dc:creator>David Harris</dc:creator>
              <dc:date>2013-01-26T08:56:00</dc:date>
            </office:change-info>
          </text:insertion>
        </text:changed-region>
        <text:changed-region xml:id="ct476131408" text:id="ct476131408">
          <text:insertion>
            <office:change-info>
              <dc:creator>David Harris</dc:creator>
              <dc:date>2013-01-26T00:06:00</dc:date>
            </office:change-info>
          </text:insertion>
        </text:changed-region>
        <text:changed-region xml:id="ct476767152" text:id="ct476767152">
          <text:insertion>
            <office:change-info>
              <dc:creator>David Harris</dc:creator>
              <dc:date>2013-01-26T00:06:00</dc:date>
            </office:change-info>
          </text:insertion>
        </text:changed-region>
        <text:changed-region xml:id="ct476914496" text:id="ct476914496">
          <text:deletion>
            <office:change-info>
              <dc:creator>Unknown Author</dc:creator>
              <dc:date>2013-01-25T11:24:00</dc:date>
            </office:change-info>
            <text:p text:style-name="Standard">'</text:p>
          </text:deletion>
        </text:changed-region>
        <text:changed-region xml:id="ct476133248" text:id="ct476133248">
          <text:insertion>
            <office:change-info>
              <dc:creator>Unknown Author</dc:creator>
              <dc:date>2013-01-25T11:24:00</dc:date>
            </office:change-info>
          </text:insertion>
        </text:changed-region>
        <text:changed-region xml:id="ct476915136" text:id="ct476915136">
          <text:insertion>
            <office:change-info>
              <dc:creator>Unknown Author</dc:creator>
              <dc:date>2013-01-25T11:25:00</dc:date>
            </office:change-info>
          </text:insertion>
        </text:changed-region>
        <text:changed-region xml:id="ct476284032" text:id="ct476284032">
          <text:deletion>
            <office:change-info>
              <dc:creator>Unknown Author</dc:creator>
              <dc:date>2013-01-25T11:25:00</dc:date>
            </office:change-info>
            <text:p text:style-name="Standard"><text:span text:style-name="T2">'</text:span></text:p>
          </text:deletion>
        </text:changed-region>
        <text:changed-region xml:id="ct476919040" text:id="ct476919040">
          <text:insertion>
            <office:change-info>
              <dc:creator>Unknown Author</dc:creator>
              <dc:date>2013-01-25T11:25:00</dc:date>
            </office:change-info>
          </text:insertion>
        </text:changed-region>
        <text:changed-region xml:id="ct476915616" text:id="ct476915616">
          <text:insertion>
            <office:change-info>
              <dc:creator>Unknown Author</dc:creator>
              <dc:date>2013-01-25T11:25:00</dc:date>
            </office:change-info>
          </text:insertion>
        </text:changed-region>
        <text:changed-region xml:id="ct477073600" text:id="ct477073600">
          <text:deletion>
            <office:change-info>
              <dc:creator>Unknown Author</dc:creator>
              <dc:date>2013-01-25T11:25:00</dc:date>
            </office:change-info>
            <text:p text:style-name="Standard">'</text:p>
          </text:deletion>
        </text:changed-region>
        <text:changed-region xml:id="ct476294048" text:id="ct476294048">
          <text:insertion>
            <office:change-info>
              <dc:creator>Unknown Author</dc:creator>
              <dc:date>2013-01-25T10:18:00</dc:date>
            </office:change-info>
          </text:insertion>
        </text:changed-region>
        <text:changed-region xml:id="ct476294144" text:id="ct476294144">
          <text:deletion>
            <office:change-info>
              <dc:creator>Unknown Author</dc:creator>
              <dc:date>2013-01-25T10:18:00</dc:date>
            </office:change-info>
            <text:p text:style-name="Standard">"</text:p>
          </text:deletion>
        </text:changed-region>
        <text:changed-region xml:id="ct476293808" text:id="ct476293808">
          <text:insertion>
            <office:change-info>
              <dc:creator>Unknown Author</dc:creator>
              <dc:date>2013-01-25T10:18:00</dc:date>
            </office:change-info>
          </text:insertion>
        </text:changed-region>
        <text:changed-region xml:id="ct476294240" text:id="ct476294240">
          <text:deletion>
            <office:change-info>
              <dc:creator>Unknown Author</dc:creator>
              <dc:date>2013-01-25T10:18:00</dc:date>
            </office:change-info>
            <text:p text:style-name="Standard">"</text:p>
          </text:deletion>
        </text:changed-region>
        <text:changed-region xml:id="ct476278960" text:id="ct476278960">
          <text:insertion>
            <office:change-info>
              <dc:creator>Unknown Author</dc:creator>
              <dc:date>2013-01-25T10:19:00</dc:date>
            </office:change-info>
          </text:insertion>
        </text:changed-region>
        <text:changed-region xml:id="ct476278752" text:id="ct476278752">
          <text:deletion>
            <office:change-info>
              <dc:creator>Unknown Author</dc:creator>
              <dc:date>2013-01-25T10:19:00</dc:date>
            </office:change-info>
            <text:p text:style-name="Standard">"</text:p>
          </text:deletion>
        </text:changed-region>
        <text:changed-region xml:id="ct476132528" text:id="ct476132528">
          <text:insertion>
            <office:change-info>
              <dc:creator>Unknown Author</dc:creator>
              <dc:date>2013-01-25T10:19:00</dc:date>
            </office:change-info>
          </text:insertion>
        </text:changed-region>
        <text:changed-region xml:id="ct476279056" text:id="ct476279056">
          <text:deletion>
            <office:change-info>
              <dc:creator>Unknown Author</dc:creator>
              <dc:date>2013-01-25T10:19:00</dc:date>
            </office:change-info>
            <text:p text:style-name="Standard">"</text:p>
          </text:deletion>
        </text:changed-region>
        <text:changed-region xml:id="ct476279456" text:id="ct476279456">
          <text:insertion>
            <office:change-info>
              <dc:creator>Unknown Author</dc:creator>
              <dc:date>2013-01-25T10:19:00</dc:date>
            </office:change-info>
          </text:insertion>
        </text:changed-region>
        <text:changed-region xml:id="ct476279552" text:id="ct476279552">
          <text:deletion>
            <office:change-info>
              <dc:creator>Unknown Author</dc:creator>
              <dc:date>2013-01-25T10:19:00</dc:date>
            </office:change-info>
            <text:p text:style-name="Standard">"</text:p>
          </text:deletion>
        </text:changed-region>
        <text:changed-region xml:id="ct476132656" text:id="ct476132656">
          <text:insertion>
            <office:change-info>
              <dc:creator>Unknown Author</dc:creator>
              <dc:date>2013-01-25T10:19:00</dc:date>
            </office:change-info>
          </text:insertion>
        </text:changed-region>
        <text:changed-region xml:id="ct476132752" text:id="ct476132752">
          <text:deletion>
            <office:change-info>
              <dc:creator>Unknown Author</dc:creator>
              <dc:date>2013-01-25T10:19:00</dc:date>
            </office:change-info>
            <text:p text:style-name="Standard">"</text:p>
          </text:deletion>
        </text:changed-region>
        <text:changed-region xml:id="ct476135792" text:id="ct476135792">
          <text:insertion>
            <office:change-info>
              <dc:creator>Unknown Author</dc:creator>
              <dc:date>2013-01-25T10:19:00</dc:date>
            </office:change-info>
          </text:insertion>
        </text:changed-region>
        <text:changed-region xml:id="ct476279648" text:id="ct476279648">
          <text:deletion>
            <office:change-info>
              <dc:creator>Unknown Author</dc:creator>
              <dc:date>2013-01-25T10:19:00</dc:date>
            </office:change-info>
            <text:p text:style-name="Standard">"</text:p>
          </text:deletion>
        </text:changed-region>
        <text:changed-region xml:id="ct476137088" text:id="ct476137088">
          <text:insertion>
            <office:change-info>
              <dc:creator>Unknown Author</dc:creator>
              <dc:date>2013-01-25T10:19:00</dc:date>
            </office:change-info>
          </text:insertion>
        </text:changed-region>
        <text:changed-region xml:id="ct476137248" text:id="ct476137248">
          <text:deletion>
            <office:change-info>
              <dc:creator>Unknown Author</dc:creator>
              <dc:date>2013-01-25T10:19:00</dc:date>
            </office:change-info>
            <text:p text:style-name="Standard">"</text:p>
          </text:deletion>
        </text:changed-region>
        <text:changed-region xml:id="ct476136400" text:id="ct476136400">
          <text:insertion>
            <office:change-info>
              <dc:creator>Unknown Author</dc:creator>
              <dc:date>2013-01-25T10:19:00</dc:date>
            </office:change-info>
          </text:insertion>
        </text:changed-region>
        <text:changed-region xml:id="ct476279744" text:id="ct476279744">
          <text:deletion>
            <office:change-info>
              <dc:creator>Unknown Author</dc:creator>
              <dc:date>2013-01-25T10:19:00</dc:date>
            </office:change-info>
            <text:p text:style-name="Standard">"</text:p>
          </text:deletion>
        </text:changed-region>
        <text:changed-region xml:id="ct476136592" text:id="ct476136592">
          <text:insertion>
            <office:change-info>
              <dc:creator>Unknown Author</dc:creator>
              <dc:date>2013-01-25T10:19:00</dc:date>
            </office:change-info>
          </text:insertion>
        </text:changed-region>
        <text:changed-region xml:id="ct476279840" text:id="ct476279840">
          <text:deletion>
            <office:change-info>
              <dc:creator>Unknown Author</dc:creator>
              <dc:date>2013-01-25T10:19:00</dc:date>
            </office:change-info>
            <text:p text:style-name="Standard">"</text:p>
          </text:deletion>
        </text:changed-region>
        <text:changed-region xml:id="ct476136144" text:id="ct476136144">
          <text:insertion>
            <office:change-info>
              <dc:creator>Unknown Author</dc:creator>
              <dc:date>2013-01-25T10:19:00</dc:date>
            </office:change-info>
          </text:insertion>
        </text:changed-region>
        <text:changed-region xml:id="ct476135952" text:id="ct476135952">
          <text:deletion>
            <office:change-info>
              <dc:creator>Unknown Author</dc:creator>
              <dc:date>2013-01-25T10:19:00</dc:date>
            </office:change-info>
            <text:p text:style-name="Standard">"</text:p>
          </text:deletion>
        </text:changed-region>
        <text:changed-region xml:id="ct476279936" text:id="ct476279936">
          <text:insertion>
            <office:change-info>
              <dc:creator>Unknown Author</dc:creator>
              <dc:date>2013-01-25T10:19:00</dc:date>
            </office:change-info>
          </text:insertion>
        </text:changed-region>
        <text:changed-region xml:id="ct476137776" text:id="ct476137776">
          <text:deletion>
            <office:change-info>
              <dc:creator>Unknown Author</dc:creator>
              <dc:date>2013-01-25T10:19:00</dc:date>
            </office:change-info>
            <text:p text:style-name="Standard">"</text:p>
          </text:deletion>
        </text:changed-region>
        <text:changed-region xml:id="ct476295936" text:id="ct476295936">
          <text:insertion>
            <office:change-info>
              <dc:creator>Unknown Author</dc:creator>
              <dc:date>2013-01-25T10:19:00</dc:date>
            </office:change-info>
          </text:insertion>
        </text:changed-region>
        <text:changed-region xml:id="ct476279312" text:id="ct476279312">
          <text:deletion>
            <office:change-info>
              <dc:creator>Unknown Author</dc:creator>
              <dc:date>2013-01-25T10:19:00</dc:date>
            </office:change-info>
            <text:p text:style-name="Standard">"</text:p>
          </text:deletion>
        </text:changed-region>
        <text:changed-region xml:id="ct476296032" text:id="ct476296032">
          <text:insertion>
            <office:change-info>
              <dc:creator>Unknown Author</dc:creator>
              <dc:date>2013-01-25T10:19:00</dc:date>
            </office:change-info>
          </text:insertion>
        </text:changed-region>
        <text:changed-region xml:id="ct476137584" text:id="ct476137584">
          <text:deletion>
            <office:change-info>
              <dc:creator>Unknown Author</dc:creator>
              <dc:date>2013-01-25T10:19:00</dc:date>
            </office:change-info>
            <text:p text:style-name="Standard">"</text:p>
          </text:deletion>
        </text:changed-region>
        <text:changed-region xml:id="ct476136912" text:id="ct476136912">
          <text:insertion>
            <office:change-info>
              <dc:creator>Unknown Author</dc:creator>
              <dc:date>2013-01-25T10:19:00</dc:date>
            </office:change-info>
          </text:insertion>
        </text:changed-region>
        <text:changed-region xml:id="ct476280032" text:id="ct476280032">
          <text:deletion>
            <office:change-info>
              <dc:creator>Unknown Author</dc:creator>
              <dc:date>2013-01-25T10:19:00</dc:date>
            </office:change-info>
            <text:p text:style-name="Standard">"</text:p>
          </text:deletion>
        </text:changed-region>
        <text:changed-region xml:id="ct476138016" text:id="ct476138016">
          <text:deletion>
            <office:change-info>
              <dc:creator>Unknown Author</dc:creator>
              <dc:date>2013-01-25T10:20:00</dc:date>
            </office:change-info>
            <text:p text:style-name="Standard">"</text:p>
          </text:deletion>
        </text:changed-region>
        <text:changed-region xml:id="ct476138208" text:id="ct476138208">
          <text:insertion>
            <office:change-info>
              <dc:creator>Unknown Author</dc:creator>
              <dc:date>2013-01-25T10:20:00</dc:date>
            </office:change-info>
          </text:insertion>
        </text:changed-region>
        <text:changed-region xml:id="ct476280128" text:id="ct476280128">
          <text:insertion>
            <office:change-info>
              <dc:creator>Unknown Author</dc:creator>
              <dc:date>2013-01-25T10:20:00</dc:date>
            </office:change-info>
          </text:insertion>
        </text:changed-region>
        <text:changed-region xml:id="ct476138448" text:id="ct476138448">
          <text:deletion>
            <office:change-info>
              <dc:creator>Unknown Author</dc:creator>
              <dc:date>2013-01-25T10:20:00</dc:date>
            </office:change-info>
            <text:p text:style-name="Standard">"</text:p>
          </text:deletion>
        </text:changed-region>
        <text:changed-region xml:id="ct476138544" text:id="ct476138544">
          <text:insertion>
            <office:change-info>
              <dc:creator>Unknown Author</dc:creator>
              <dc:date>2013-01-25T10:20:00</dc:date>
            </office:change-info>
          </text:insertion>
        </text:changed-region>
        <text:changed-region xml:id="ct476280224" text:id="ct476280224">
          <text:deletion>
            <office:change-info>
              <dc:creator>Unknown Author</dc:creator>
              <dc:date>2013-01-25T10:20:00</dc:date>
            </office:change-info>
            <text:p text:style-name="Standard">"</text:p>
          </text:deletion>
        </text:changed-region>
        <text:changed-region xml:id="ct476297376" text:id="ct476297376">
          <text:insertion>
            <office:change-info>
              <dc:creator>Bob Jacobsen</dc:creator>
              <dc:date>2013-01-25T13:31:00</dc:date>
            </office:change-info>
          </text:insertion>
        </text:changed-region>
        <text:changed-region xml:id="ct476385440" text:id="ct476385440">
          <text:insertion>
            <office:change-info>
              <dc:creator>Bob Jacobsen</dc:creator>
              <dc:date>2013-01-25T13:32:00</dc:date>
            </office:change-info>
          </text:insertion>
        </text:changed-region>
        <text:changed-region xml:id="ct477046080" text:id="ct477046080">
          <text:deletion>
            <office:change-info>
              <dc:creator>Bob Jacobsen</dc:creator>
              <dc:date>2013-01-25T13:30:00</dc:date>
            </office:change-info>
            <text:p text:style-name="Standard"><text:s text:c="2"/></text:p>
          </text:deletion>
        </text:changed-region>
        <text:changed-region xml:id="ct476139088" text:id="ct476139088">
          <text:insertion>
            <office:change-info>
              <dc:creator>Bob Jacobsen</dc:creator>
              <dc:date>2013-01-25T13:35:00</dc:date>
            </office:change-info>
          </text:insertion>
        </text:changed-region>
        <text:changed-region xml:id="ct476295344" text:id="ct476295344">
          <text:insertion>
            <office:change-info>
              <dc:creator>Unknown Author</dc:creator>
              <dc:date>2013-01-25T11:25:00</dc:date>
            </office:change-info>
          </text:insertion>
        </text:changed-region>
        <text:changed-region xml:id="ct476980336" text:id="ct476980336">
          <text:deletion>
            <office:change-info>
              <dc:creator>Unknown Author</dc:creator>
              <dc:date>2013-01-25T11:25: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xt:change text:change-id="ct477008848"/><text:change-start text:change-id="ct477008944"/>Technical Note<text:change-end text:change-id="ct477008944"/>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text:change-start text:change-id="ct476452096"/>“<text:change-end text:change-id="ct476452096"/><text:change text:change-id="ct477009040"/>Producers<text:change text:change-id="ct476126096"/><text:change-start text:change-id="ct477009136"/>”<text:change-end text:change-id="ct477009136"/>. OpenLCB nodes receive these messages, and can act on them locally if desired. If they do so, they are acting as <text:change-start text:change-id="ct476986688"/>“<text:change-end text:change-id="ct476986688"/><text:change text:change-id="ct476986784"/>Consumers<text:change text:change-id="ct476658752"/><text:change-start text:change-id="ct476140656"/>”<text:change-end text:change-id="ct476140656"/>. Together, this is called the Producer-Consumer Model of system control. <text:s/>In this model a particular concept, or event, is <text:span text:style-name="T2">the</text:span> sum of the inputs that trigger the production of the PCER by the producer(s<text:span text:style-name="T14">) and the action(s) taken by the consumer(s). <text:s/>Its main advantage is the knowledge independence it imparts between all of </text:span><text:span text:style-name="T10">the</text:span><text:span text:style-name="T14"> nodes involved in an event. <text:s/>Ex</text:span><text:span text:style-name="T13">pressed in more anthropomorphic terms, </text:span><text:span text:style-name="T12">neither the producers nor consumers or a PCER are aware of each other. <text:s/>This adds flexibility to the system, since more producers or consumers of the PCER can be added to implement the associated event, without concern of side effects to </text:span><text:span text:style-name="T11">the</text:span><text:span text:style-name="T12"> the other nodes involved in </text:span><text:span text:style-name="T11">the</text:span><text:span text:style-name="T12"> event.</text:span><text:note text:id="ftn1" text:note-class="endnote"><text:note-citation>i</text:note-citation><text:note-body><text:p text:style-name="P12"/></text:note-body></text:note><text:note text:id="ftn2" text:note-class="footnote"><text:note-citation>1</text:note-citation><text:note-body><text:p text:style-name="P1"><text:span text:style-name="T1">D. Miorandi and S. Vitturi, </text:span><text:change-start text:change-id="ct476426736"/><text:span text:style-name="T1">“</text:span><text:change-end text:change-id="ct476426736"/><text:change text:change-id="ct476426512"/><text:span text:style-name="T1">Performance analysis of producer/consumer protocols over IEEE 802.11 wireless links</text:span><text:change-start text:change-id="ct476429312"/><text:span text:style-name="T1">”</text:span><text:change-end text:change-id="ct476429312"/><text:change text:change-id="ct476429408"/><text:span text:style-name="T1">, </text:span><text:span text:style-name="T8">Proc. IEEE Workshop Factory Communication Systems (WFCS)</text:span><text:span text:style-name="T7">, 2004 </text:span></text:p></text:note-body></text:note><text:note text:id="ftn3" text:note-class="footnote"><text:note-citation>2</text:note-citation><text:note-body><text:p text:style-name="P12"><text:span text:style-name="T15">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6"><text:span text:style-name="T17">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text:change text:change-id="ct476125920"/><text:change-start text:change-id="ct476429776"/>Standard<text:change-end text:change-id="ct476429776"/> document. It<text:change-start text:change-id="ct476896336"/> i<text:change-end text:change-id="ct476896336"/><text:change text:change-id="ct476426176"/>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2">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2">the</text:span> time. <text:s/></text:p>
      <text:h text:style-name="Heading_20_2" text:outline-level="2">References and Context</text:h>
      <text:p text:style-name="Standard"> For more information on format and presentation, see: </text:p>
      <text:list xml:id="list1661340118566506145" text:style-name="L1">
        <text:list-item>
          <text:p text:style-name="P22">OpenLCB Common Information Technical Note<text:change-start text:change-id="ct477004992"/></text:p>
        </text:list-item>
        <text:list-item>
          <text:p text:style-name="P22">http://openlcb.org/trunk/specs/MtiAllocations.pdf<text:change-end text:change-id="ct477004992"/></text:p>
        </text:list-item>
      </text:list>
      <text:h text:style-name="Heading_20_2" text:outline-level="2">Message Formats<text:change-start text:change-id="ct399831280"/></text:h>
      <text:p text:style-name="Heading">Range Masks<text:change-end text:change-id="ct399831280"/><text:change-start text:change-id="ct476908464"/></text:p>
      <text:p text:style-name="Standard">The range mask is implemented<text:change-end text:change-id="ct476908464"/><text:change-start text:change-id="ct476422992"/> as a combined base value and mask in order to save space. <text:s/>The base value takes <text:span text:style-name="T2">the</text:span> form 0bv...0 and<text:change-end text:change-id="ct476422992"/><text:change-start text:change-id="ct476129744"/> the mask 0b0...m. <text:s/>If the l<text:change-end text:change-id="ct476129744"/><text:change-start text:change-id="ct476425104"/>owest bit of the base value is a one, then the combined form is 0bv...0. <text:s/>However, if the lowest bit of <text:span text:style-name="T2">the</text:span> <text:change-end text:change-id="ct476425104"/><text:change-start text:change-id="ct476425200"/>base value is a zero, then the mask is inverted and the combined form becomes 0bv...1. <text:s/><text:change-end text:change-id="ct476425200"/><text:change-start text:change-id="ct398555648"/></text:p>
      <text:p text:style-name="Standard"><draw:g text:anchor-type="paragraph" draw:z-index="12" draw:style-name="gr53"><draw:rect draw:style-name="gr54" draw:text-style-name="P30" svg:width="0.401cm" svg:height="0.802cm" svg:x="6.27cm" svg:y="0.672cm"><text:p text:style-name="P29"><text:span text:style-name="T19">x</text:span></text:p></draw:rect><draw:rect draw:style-name="gr55" draw:text-style-name="P30" svg:width="0.401cm" svg:height="0.802cm" svg:x="3.97cm" svg:y="0.672cm"><text:p text:style-name="P29"><text:span text:style-name="T19">x</text:span></text:p></draw:rect><draw:rect draw:style-name="gr56" draw:text-style-name="P30" svg:width="0.399cm" svg:height="0.802cm" svg:x="5.872cm" svg:y="0.672cm"><text:p text:style-name="P29"><text:span text:style-name="T19">x</text:span></text:p></draw:rect><draw:rect draw:style-name="gr57" draw:text-style-name="P30" xml:id="id7" draw:id="id7" svg:width="0.401cm" svg:height="0.802cm" svg:x="5.471cm" svg:y="0.672cm"><text:p text:style-name="P29"><text:span text:style-name="T19">x</text:span></text:p></draw:rect><draw:rect draw:style-name="gr58" draw:text-style-name="P30" svg:width="0.401cm" svg:height="0.802cm" svg:x="5.071cm" svg:y="0.672cm"><text:p text:style-name="P29"><text:span text:style-name="T19">x</text:span></text:p></draw:rect><draw:rect draw:style-name="gr59" draw:text-style-name="P30" svg:width="0.401cm" svg:height="0.802cm" svg:x="7.87cm" svg:y="0.672cm"><text:p text:style-name="P29"><text:span text:style-name="T19">0</text:span></text:p></draw:rect><draw:rect draw:style-name="gr60" draw:text-style-name="P30" svg:width="0.399cm" svg:height="0.802cm" svg:x="7.472cm" svg:y="0.672cm"><text:p text:style-name="P29"><text:span text:style-name="T19">0</text:span></text:p></draw:rect><draw:rect draw:style-name="gr61" draw:text-style-name="P30" svg:width="0.401cm" svg:height="0.802cm" svg:x="7.071cm" svg:y="0.672cm"><text:p text:style-name="P29"><text:span text:style-name="T19">...</text:span></text:p></draw:rect><draw:rect draw:style-name="gr62" draw:text-style-name="P30" svg:width="0.401cm" svg:height="0.802cm" svg:x="6.671cm" svg:y="0.672cm"><text:p text:style-name="P29"><text:span text:style-name="T19">0</text:span></text:p></draw:rect><draw:rect draw:style-name="gr63" draw:text-style-name="P30" svg:width="0.701cm" svg:height="0.802cm" svg:x="4.371cm" svg:y="0.672cm"><text:p text:style-name="P29"><text:span text:style-name="T19">...</text:span></text:p></draw:rect><draw:custom-shape draw:style-name="gr64" draw:text-style-name="P31" svg:width="0.301cm" svg:height="1.8cm" draw:transform="rotate (1.5707963267946) translate (8.77181944444444cm 3.272013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65" draw:text-style-name="P33" svg:width="1.4cm" svg:height="0.659cm" svg:x="6.771cm" svg:y="3.173cm"><draw:text-box><text:p text:style-name="P32"><text:span text:style-name="T20">Base</text:span></text:p></draw:text-box></draw:frame><draw:frame draw:style-name="gr66" draw:text-style-name="P33" svg:width="1.401cm" svg:height="0.659cm" svg:x="8.971cm" svg:y="3.173cm"><draw:text-box><text:p text:style-name="P32"><text:span text:style-name="T20">Mask</text:span></text:p></draw:text-box></draw:frame><draw:rect draw:style-name="gr67" draw:text-style-name="P30" svg:width="0.401cm" svg:height="0.802cm" svg:x="8.671cm" svg:y="2.073cm"><text:p text:style-name="P29"><text:span text:style-name="T19">x</text:span></text:p></draw:rect><draw:rect draw:style-name="gr68" draw:text-style-name="P30" svg:width="0.401cm" svg:height="0.802cm" svg:x="6.371cm" svg:y="2.073cm"><text:p text:style-name="P29"><text:span text:style-name="T19">x</text:span></text:p></draw:rect><draw:rect draw:style-name="gr69" draw:text-style-name="P30" svg:width="0.401cm" svg:height="0.802cm" svg:x="8.271cm" svg:y="2.073cm"><text:p text:style-name="P29"><text:span text:style-name="T19">x</text:span></text:p></draw:rect><draw:rect draw:style-name="gr70" draw:text-style-name="P30" svg:width="0.401cm" svg:height="0.802cm" svg:x="7.87cm" svg:y="2.073cm"><text:p text:style-name="P29"><text:span text:style-name="T19">x</text:span></text:p></draw:rect><draw:rect draw:style-name="gr71" draw:text-style-name="P30" svg:width="0.399cm" svg:height="0.802cm" svg:x="7.472cm" svg:y="2.073cm"><text:p text:style-name="P29"><text:span text:style-name="T19">x</text:span></text:p></draw:rect><draw:rect draw:style-name="gr72" draw:text-style-name="P30" svg:width="0.401cm" svg:height="0.802cm" svg:x="10.271cm" svg:y="2.073cm"><text:p text:style-name="P29"><text:span text:style-name="T19">x</text:span></text:p></draw:rect><draw:rect draw:style-name="gr73" draw:text-style-name="P30" svg:width="0.401cm" svg:height="0.802cm" svg:x="9.871cm" svg:y="2.073cm"><text:p text:style-name="P29"><text:span text:style-name="T19">x</text:span></text:p></draw:rect><draw:rect draw:style-name="gr74" draw:text-style-name="P30" svg:width="0.401cm" svg:height="0.802cm" svg:x="9.47cm" svg:y="2.073cm"><text:p text:style-name="P29"><text:span text:style-name="T19">...</text:span></text:p></draw:rect><draw:rect draw:style-name="gr75" draw:text-style-name="P30" svg:width="0.399cm" svg:height="0.802cm" svg:x="9.071cm" svg:y="2.073cm"><text:p text:style-name="P29"><text:span text:style-name="T19">x</text:span></text:p></draw:rect><draw:rect draw:style-name="gr76" draw:text-style-name="P30" svg:width="0.701cm" svg:height="0.802cm" svg:x="6.771cm" svg:y="2.073cm"><text:p text:style-name="P29"><text:span text:style-name="T19">...</text:span></text:p></draw:rect><draw:rect draw:style-name="gr77" draw:text-style-name="P30" svg:width="0.399cm" svg:height="0.802cm" svg:x="11.072cm" svg:y="0.672cm"><text:p text:style-name="P29"><text:span text:style-name="T19">0</text:span></text:p></draw:rect><draw:rect draw:style-name="gr78" draw:text-style-name="P30" svg:width="0.399cm" svg:height="0.802cm" svg:x="8.772cm" svg:y="0.672cm"><text:p text:style-name="P29"><text:span text:style-name="T19">1</text:span></text:p></draw:rect><draw:rect draw:style-name="gr79" draw:text-style-name="P30" svg:width="0.401cm" svg:height="0.802cm" svg:x="10.671cm" svg:y="0.672cm"><text:p text:style-name="P29"><text:span text:style-name="T19">1</text:span></text:p></draw:rect><draw:rect draw:style-name="gr80" draw:text-style-name="P30" svg:width="0.401cm" svg:height="0.802cm" svg:x="10.271cm" svg:y="0.672cm"><text:p text:style-name="P29"><text:span text:style-name="T19">1</text:span></text:p></draw:rect><draw:rect draw:style-name="gr81" draw:text-style-name="P30" svg:width="0.401cm" svg:height="0.802cm" svg:x="9.871cm" svg:y="0.672cm"><text:p text:style-name="P29"><text:span text:style-name="T19">1</text:span></text:p></draw:rect><draw:rect draw:style-name="gr82" draw:text-style-name="P30" svg:width="0.399cm" svg:height="0.802cm" svg:x="12.672cm" svg:y="0.672cm"><text:p text:style-name="P29"><text:span text:style-name="T19">0</text:span></text:p></draw:rect><draw:rect draw:style-name="gr83" draw:text-style-name="P30" svg:width="0.401cm" svg:height="0.802cm" svg:x="12.271cm" svg:y="0.672cm"><text:p text:style-name="P29"><text:span text:style-name="T19">0</text:span></text:p></draw:rect><draw:rect draw:style-name="gr84" draw:text-style-name="P30" xml:id="id9" draw:id="id9" svg:width="0.401cm" svg:height="0.802cm" svg:x="11.871cm" svg:y="0.672cm"><text:p text:style-name="P29"><text:span text:style-name="T19">...</text:span></text:p></draw:rect><draw:rect draw:style-name="gr85" draw:text-style-name="P30" svg:width="0.401cm" svg:height="0.802cm" svg:x="11.47cm" svg:y="0.672cm"><text:p text:style-name="P29"><text:span text:style-name="T19">0</text:span></text:p></draw:rect><draw:rect draw:style-name="gr86" draw:text-style-name="P30" svg:width="0.701cm" svg:height="0.802cm" svg:x="9.17cm" svg:y="0.672cm"><text:p text:style-name="P29"><text:span text:style-name="T19">...</text:span></text:p></draw:rect><draw:rect draw:style-name="gr87" draw:text-style-name="P30" svg:width="0.401cm" svg:height="0.802cm" svg:x="8.666cm" svg:y="2.067cm"><text:p text:style-name="P29"><text:span text:style-name="T19">x</text:span></text:p></draw:rect><draw:rect draw:style-name="gr88" draw:text-style-name="P30" svg:width="0.401cm" svg:height="0.802cm" svg:x="6.366cm" svg:y="2.067cm"><text:p text:style-name="P29"><text:span text:style-name="T19">x</text:span></text:p></draw:rect><draw:rect draw:style-name="gr89" draw:text-style-name="P30" svg:width="0.401cm" svg:height="0.802cm" svg:x="8.265cm" svg:y="2.067cm"><text:p text:style-name="P29"><text:span text:style-name="T19">x</text:span></text:p></draw:rect><draw:rect draw:style-name="gr90" draw:text-style-name="P30" svg:width="0.399cm" svg:height="0.802cm" svg:x="7.867cm" svg:y="2.067cm"><text:p text:style-name="P29"><text:span text:style-name="T19">x</text:span></text:p></draw:rect><draw:rect draw:style-name="gr91" draw:text-style-name="P30" svg:width="0.401cm" svg:height="0.802cm" svg:x="7.466cm" svg:y="2.067cm"><text:p text:style-name="P29"><text:span text:style-name="T19">x</text:span></text:p></draw:rect><draw:rect draw:style-name="gr92" draw:text-style-name="P30" svg:width="0.401cm" svg:height="0.802cm" svg:x="10.266cm" svg:y="2.067cm"><text:p text:style-name="P29"><text:span text:style-name="T19">x</text:span></text:p></draw:rect><draw:rect draw:style-name="gr93" draw:text-style-name="P30" svg:width="0.401cm" svg:height="0.802cm" svg:x="9.865cm" svg:y="2.067cm"><text:p text:style-name="P29"><text:span text:style-name="T19">x</text:span></text:p></draw:rect><draw:rect draw:style-name="gr94" draw:text-style-name="P30" svg:width="0.399cm" svg:height="0.802cm" svg:x="9.467cm" svg:y="2.067cm"><text:p text:style-name="P29"><text:span text:style-name="T19">...</text:span></text:p></draw:rect><draw:rect draw:style-name="gr95" draw:text-style-name="P30" svg:width="0.401cm" svg:height="0.802cm" svg:x="9.066cm" svg:y="2.067cm"><text:p text:style-name="P29"><text:span text:style-name="T19">x</text:span></text:p></draw:rect><draw:rect draw:style-name="gr96" draw:text-style-name="P30" svg:width="0.701cm" svg:height="0.802cm" svg:x="6.766cm" svg:y="2.067cm"><text:p text:style-name="P29"><text:span text:style-name="T19">...</text:span></text:p></draw:rect><draw:rect draw:style-name="gr97" draw:text-style-name="P30" svg:width="0.401cm" svg:height="0.802cm" svg:x="8.666cm" svg:y="2.067cm"><text:p text:style-name="P29"><text:span text:style-name="T19">x</text:span></text:p></draw:rect><draw:rect draw:style-name="gr98" draw:text-style-name="P30" svg:width="0.401cm" svg:height="0.802cm" svg:x="6.366cm" svg:y="2.067cm"><text:p text:style-name="P29"><text:span text:style-name="T19">x</text:span></text:p></draw:rect><draw:rect draw:style-name="gr99" draw:text-style-name="P30" svg:width="0.401cm" svg:height="0.802cm" svg:x="8.265cm" svg:y="2.067cm"><text:p text:style-name="P29"><text:span text:style-name="T19">x</text:span></text:p></draw:rect><draw:rect draw:style-name="gr100" draw:text-style-name="P30" svg:width="0.399cm" svg:height="0.802cm" svg:x="7.867cm" svg:y="2.067cm"><text:p text:style-name="P29"><text:span text:style-name="T19">x</text:span></text:p></draw:rect><draw:rect draw:style-name="gr101" draw:text-style-name="P30" xml:id="id8" draw:id="id8" svg:width="0.401cm" svg:height="0.802cm" svg:x="7.466cm" svg:y="2.067cm"><text:p text:style-name="P29"><text:span text:style-name="T19">x</text:span></text:p></draw:rect><draw:rect draw:style-name="gr102" draw:text-style-name="P30" svg:width="0.401cm" svg:height="0.802cm" svg:x="10.266cm" svg:y="2.067cm"><text:p text:style-name="P29"><text:span text:style-name="T19">x</text:span></text:p></draw:rect><draw:rect draw:style-name="gr103" draw:text-style-name="P30" svg:width="0.401cm" svg:height="0.802cm" svg:x="9.865cm" svg:y="2.067cm"><text:p text:style-name="P29"><text:span text:style-name="T19">x</text:span></text:p></draw:rect><draw:rect draw:style-name="gr104" draw:text-style-name="P30" xml:id="id10" draw:id="id10" svg:width="0.399cm" svg:height="0.802cm" svg:x="9.467cm" svg:y="2.067cm"><text:p text:style-name="P29"><text:span text:style-name="T19">...</text:span></text:p></draw:rect><draw:rect draw:style-name="gr105" draw:text-style-name="P30" svg:width="0.401cm" svg:height="0.802cm" svg:x="9.066cm" svg:y="2.067cm"><text:p text:style-name="P29"><text:span text:style-name="T19">x</text:span></text:p></draw:rect><draw:rect draw:style-name="gr106" draw:text-style-name="P30" svg:width="0.701cm" svg:height="0.802cm" svg:x="6.766cm" svg:y="2.067cm"><text:p text:style-name="P29"><text:span text:style-name="T19">...</text:span></text:p></draw:rect><draw:frame draw:style-name="gr107" draw:text-style-name="P33" svg:width="1.401cm" svg:height="0.659cm" svg:x="3.771cm" svg:y="0.173cm"><draw:text-box><text:p text:style-name="P32"><text:span text:style-name="T20">Base</text:span></text:p></draw:text-box></draw:frame><draw:frame draw:style-name="gr108" draw:text-style-name="P33" svg:width="1.401cm" svg:height="0.659cm" svg:x="8.571cm" svg:y="0.173cm"><draw:text-box><text:p text:style-name="P32"><text:span text:style-name="T20">Mask</text:span></text:p></draw:text-box></draw:frame><draw:connector draw:style-name="gr109" draw:text-style-name="P31" draw:type="line" svg:x1="5.671cm" svg:y1="1.473cm" svg:x2="7.666cm" svg:y2="2.067cm" draw:start-shape="id7" draw:end-shape="id8" draw:end-glue-point="0" svg:d="m5671 1473 1995 594"><text:p/></draw:connector><draw:connector draw:style-name="gr110" draw:text-style-name="P31" draw:type="line" svg:x1="12.07cm" svg:y1="1.473cm" svg:x2="9.666cm" svg:y2="2.067cm" draw:start-shape="id9" draw:start-glue-point="2" draw:end-shape="id10" draw:end-glue-point="0" svg:d="m12070 1473-2404 594"><text:p/></draw:connector><draw:frame draw:style-name="gr111" draw:text-style-name="P35" svg:width="3.111cm" svg:height="0.74cm" svg:x="7.068cm" svg:y="3.574cm"><draw:text-box><text:p text:style-name="P34"><text:span text:style-name="T19">Range Mask</text:span></text:p></draw:text-box></draw:frame></draw:g><text:change-end text:change-id="ct398555648"/><text:change-start text:change-id="ct476423088"/></text:p>
      <text:p text:style-name="Standard"><draw:g text:anchor-type="paragraph" draw:z-index="11" draw:style-name="gr3"><draw:g draw:style-name="gr4"><draw:rect draw:style-name="gr5" draw:text-style-name="P30" svg:width="0.401cm" svg:height="0.8cm" svg:x="7.974cm" svg:y="1.265cm"><text:p text:style-name="P29"><text:span text:style-name="T19">x</text:span></text:p></draw:rect><draw:rect draw:style-name="gr6" draw:text-style-name="P30" svg:width="0.401cm" svg:height="0.8cm" svg:x="5.674cm" svg:y="1.265cm"><text:p text:style-name="P29"><text:span text:style-name="T19">x</text:span></text:p></draw:rect><draw:rect draw:style-name="gr7" draw:text-style-name="P30" xml:id="id2" draw:id="id2" svg:width="0.401cm" svg:height="0.8cm" svg:x="7.574cm" svg:y="1.265cm"><text:p text:style-name="P29"><text:span text:style-name="T19">x</text:span></text:p></draw:rect><draw:rect draw:style-name="gr8" draw:text-style-name="P30" svg:width="0.401cm" svg:height="0.8cm" svg:x="7.173cm" svg:y="1.265cm"><text:p text:style-name="P29"><text:span text:style-name="T19">x</text:span></text:p></draw:rect><draw:rect draw:style-name="gr9" draw:text-style-name="P30" svg:width="0.401cm" svg:height="0.8cm" svg:x="6.773cm" svg:y="1.265cm"><text:p text:style-name="P29"><text:span text:style-name="T19">x</text:span></text:p></draw:rect><draw:rect draw:style-name="gr10" draw:text-style-name="P30" svg:width="0.401cm" svg:height="0.8cm" svg:x="9.574cm" svg:y="1.265cm"><text:p text:style-name="P29"><text:span text:style-name="T19">x</text:span></text:p></draw:rect><draw:rect draw:style-name="gr11" draw:text-style-name="P30" svg:width="0.401cm" svg:height="0.8cm" svg:x="9.174cm" svg:y="1.265cm"><text:p text:style-name="P29"><text:span text:style-name="T19">x</text:span></text:p></draw:rect><draw:rect draw:style-name="gr12" draw:text-style-name="P30" svg:width="0.401cm" svg:height="0.8cm" svg:x="8.773cm" svg:y="1.265cm"><text:p text:style-name="P29"><text:span text:style-name="T19">...</text:span></text:p></draw:rect><draw:rect draw:style-name="gr13" draw:text-style-name="P30" svg:width="0.399cm" svg:height="0.8cm" svg:x="8.375cm" svg:y="1.265cm"><text:p text:style-name="P29"><text:span text:style-name="T19">x</text:span></text:p></draw:rect><draw:rect draw:style-name="gr14" draw:text-style-name="P30" svg:width="0.699cm" svg:height="0.8cm" svg:x="6.074cm" svg:y="1.265cm"><text:p text:style-name="P29"><text:span text:style-name="T19">...</text:span></text:p></draw:rect><draw:custom-shape draw:style-name="gr15" draw:text-style-name="P31" svg:width="0.301cm" svg:height="2.1cm" draw:transform="rotate (-1.57079632679579) translate (7.874cm 0.864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6" draw:text-style-name="P31" svg:width="0.301cm" svg:height="1.802cm" draw:transform="rotate (-1.57079632679579) translate (9.87425cm 0.864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7" draw:text-style-name="P33" svg:width="2.601cm" svg:height="0.952cm" svg:x="6.173cm" svg:y="0.314cm"><draw:text-box><text:p text:style-name="P32"><text:span text:style-name="T20">Base</text:span></text:p></draw:text-box></draw:frame><draw:frame draw:style-name="gr18" draw:text-style-name="P33" svg:width="2.601cm" svg:height="0.952cm" svg:x="8.375cm" svg:y="0.363cm"><draw:text-box><text:p text:style-name="P32"><text:span text:style-name="T20">Mask</text:span></text:p></draw:text-box></draw:frame><draw:frame draw:style-name="gr19" draw:text-style-name="P33" xml:id="id1" draw:id="id1" svg:width="4.4cm" svg:height="1.064cm" svg:x="8.375cm" svg:y="2.265cm"><draw:text-box><text:p text:style-name="P32"><text:span text:style-name="T20">The sense of the mask bits depend on this bit. <text:s/></text:span></text:p></draw:text-box></draw:frame><draw:connector draw:style-name="gr20" draw:text-style-name="P31" draw:type="curve" svg:x1="8.375cm" svg:y1="2.796cm" svg:x2="7.773cm" svg:y2="2.064cm" draw:start-shape="id1" draw:start-glue-point="3" draw:end-shape="id2" draw:end-glue-point="2" svg:d="m8375 2796c-402 0-602-244-602-732"><text:p/></draw:connector></draw:g><draw:g draw:style-name="gr4"><draw:rect draw:style-name="gr21" draw:text-style-name="P30" svg:width="0.401cm" svg:height="0.8cm" svg:x="7.974cm" svg:y="4.396cm"><text:p text:style-name="P29"><text:span text:style-name="T19">1</text:span></text:p></draw:rect><draw:rect draw:style-name="gr22" draw:text-style-name="P30" svg:width="0.401cm" svg:height="0.8cm" svg:x="5.674cm" svg:y="4.396cm"><text:p text:style-name="P29"><text:span text:style-name="T19">x</text:span></text:p></draw:rect><draw:rect draw:style-name="gr23" draw:text-style-name="P30" xml:id="id4" draw:id="id4" svg:width="0.401cm" svg:height="0.8cm" svg:x="7.574cm" svg:y="4.396cm"><text:p text:style-name="P29"><text:span text:style-name="T19">0</text:span></text:p></draw:rect><draw:rect draw:style-name="gr24" draw:text-style-name="P30" svg:width="0.401cm" svg:height="0.8cm" svg:x="7.173cm" svg:y="4.396cm"><text:p text:style-name="P29"><text:span text:style-name="T19">x</text:span></text:p></draw:rect><draw:rect draw:style-name="gr25" draw:text-style-name="P30" svg:width="0.401cm" svg:height="0.8cm" svg:x="6.773cm" svg:y="4.396cm"><text:p text:style-name="P29"><text:span text:style-name="T19">x</text:span></text:p></draw:rect><draw:rect draw:style-name="gr26" draw:text-style-name="P30" svg:width="0.401cm" svg:height="0.8cm" svg:x="9.574cm" svg:y="4.396cm"><text:p text:style-name="P29"><text:span text:style-name="T19">1</text:span></text:p></draw:rect><draw:rect draw:style-name="gr27" draw:text-style-name="P30" svg:width="0.401cm" svg:height="0.8cm" svg:x="9.174cm" svg:y="4.396cm"><text:p text:style-name="P29"><text:span text:style-name="T19">1</text:span></text:p></draw:rect><draw:rect draw:style-name="gr28" draw:text-style-name="P30" svg:width="0.401cm" svg:height="0.8cm" svg:x="8.773cm" svg:y="4.396cm"><text:p text:style-name="P29"><text:span text:style-name="T19">...</text:span></text:p></draw:rect><draw:rect draw:style-name="gr29" draw:text-style-name="P30" svg:width="0.399cm" svg:height="0.8cm" svg:x="8.375cm" svg:y="4.396cm"><text:p text:style-name="P29"><text:span text:style-name="T19">1</text:span></text:p></draw:rect><draw:rect draw:style-name="gr30" draw:text-style-name="P30" svg:width="0.699cm" svg:height="0.8cm" svg:x="6.074cm" svg:y="4.396cm"><text:p text:style-name="P29"><text:span text:style-name="T19">...</text:span></text:p></draw:rect><draw:custom-shape draw:style-name="gr31" draw:text-style-name="P31" svg:width="0.301cm" svg:height="2.1cm" draw:transform="rotate (-1.57079632679579) translate (7.874cm 3.995208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2" draw:text-style-name="P31" svg:width="0.301cm" svg:height="1.802cm" draw:transform="rotate (-1.57079632679579) translate (9.87425cm 3.995208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3" draw:text-style-name="P33" svg:width="2.601cm" svg:height="0.952cm" svg:x="6.173cm" svg:y="3.445cm"><draw:text-box><text:p text:style-name="P32"><text:span text:style-name="T20">Base</text:span></text:p></draw:text-box></draw:frame><draw:frame draw:style-name="gr34" draw:text-style-name="P33" svg:width="2.601cm" svg:height="0.952cm" svg:x="8.375cm" svg:y="3.494cm"><draw:text-box><text:p text:style-name="P32"><text:span text:style-name="T20">Mask</text:span></text:p></draw:text-box></draw:frame><draw:frame draw:style-name="gr35" draw:text-style-name="P33" xml:id="id3" draw:id="id3" svg:width="4.4cm" svg:height="1.064cm" svg:x="8.375cm" svg:y="5.396cm"><draw:text-box><text:p text:style-name="P32"><text:span text:style-name="T20">If the bit is a 0, then the mask bits are 1s. <text:s/></text:span></text:p></draw:text-box></draw:frame><draw:connector draw:style-name="gr36" draw:text-style-name="P31" draw:type="curve" svg:x1="8.375cm" svg:y1="5.927cm" svg:x2="7.773cm" svg:y2="5.195cm" draw:start-shape="id3" draw:start-glue-point="3" draw:end-shape="id4" draw:end-glue-point="2" svg:d="m8375 5927c-402 0-602-244-602-732"><text:p/></draw:connector></draw:g><draw:g draw:style-name="gr4"><draw:rect draw:style-name="gr37" draw:text-style-name="P30" svg:width="0.401cm" svg:height="0.802cm" svg:x="7.974cm" svg:y="7.525cm"><text:p text:style-name="P29"><text:span text:style-name="T19">0</text:span></text:p></draw:rect><draw:rect draw:style-name="gr38" draw:text-style-name="P30" svg:width="0.401cm" svg:height="0.802cm" svg:x="5.674cm" svg:y="7.525cm"><text:p text:style-name="P29"><text:span text:style-name="T19">x</text:span></text:p></draw:rect><draw:rect draw:style-name="gr39" draw:text-style-name="P30" xml:id="id6" draw:id="id6" svg:width="0.401cm" svg:height="0.802cm" svg:x="7.574cm" svg:y="7.525cm"><text:p text:style-name="P29"><text:span text:style-name="T19">1</text:span></text:p></draw:rect><draw:rect draw:style-name="gr40" draw:text-style-name="P30" svg:width="0.401cm" svg:height="0.802cm" svg:x="7.173cm" svg:y="7.525cm"><text:p text:style-name="P29"><text:span text:style-name="T19">x</text:span></text:p></draw:rect><draw:rect draw:style-name="gr41" draw:text-style-name="P30" svg:width="0.401cm" svg:height="0.802cm" svg:x="6.773cm" svg:y="7.525cm"><text:p text:style-name="P29"><text:span text:style-name="T19">x</text:span></text:p></draw:rect><draw:rect draw:style-name="gr42" draw:text-style-name="P30" svg:width="0.401cm" svg:height="0.802cm" svg:x="9.574cm" svg:y="7.525cm"><text:p text:style-name="P29"><text:span text:style-name="T19">0</text:span></text:p></draw:rect><draw:rect draw:style-name="gr43" draw:text-style-name="P30" svg:width="0.401cm" svg:height="0.802cm" svg:x="9.174cm" svg:y="7.525cm"><text:p text:style-name="P29"><text:span text:style-name="T19">0</text:span></text:p></draw:rect><draw:rect draw:style-name="gr44" draw:text-style-name="P30" svg:width="0.401cm" svg:height="0.802cm" svg:x="8.773cm" svg:y="7.525cm"><text:p text:style-name="P29"><text:span text:style-name="T19">...</text:span></text:p></draw:rect><draw:rect draw:style-name="gr45" draw:text-style-name="P30" svg:width="0.399cm" svg:height="0.802cm" svg:x="8.375cm" svg:y="7.525cm"><text:p text:style-name="P29"><text:span text:style-name="T19">0</text:span></text:p></draw:rect><draw:rect draw:style-name="gr46" draw:text-style-name="P30" svg:width="0.699cm" svg:height="0.802cm" svg:x="6.074cm" svg:y="7.525cm"><text:p text:style-name="P29"><text:span text:style-name="T19">...</text:span></text:p></draw:rect><draw:custom-shape draw:style-name="gr47" draw:text-style-name="P31" svg:width="0.301cm" svg:height="2.1cm" draw:transform="rotate (-1.57079632679579) translate (7.82890277777778cm 7.1684444444444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8" draw:text-style-name="P31" svg:width="0.301cm" svg:height="1.802cm" draw:transform="rotate (-1.57079632679579) translate (9.87425cm 7.124347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9" draw:text-style-name="P33" svg:width="1.502cm" svg:height="0.659cm" svg:x="6.173cm" svg:y="6.576cm"><draw:text-box><text:p text:style-name="P32"><text:span text:style-name="T20">Base</text:span></text:p></draw:text-box></draw:frame><draw:frame draw:style-name="gr50" draw:text-style-name="P33" svg:width="1.5cm" svg:height="0.659cm" svg:x="8.375cm" svg:y="6.625cm"><draw:text-box><text:p text:style-name="P32"><text:span text:style-name="T20">Mask</text:span></text:p></draw:text-box></draw:frame><draw:frame draw:style-name="gr51" draw:text-style-name="P33" xml:id="id5" draw:id="id5" svg:width="4.4cm" svg:height="1.064cm" svg:x="8.375cm" svg:y="8.525cm"><draw:text-box><text:p text:style-name="P32"><text:span text:style-name="T20">If the bit is a 1, then the mask bits are 0s. <text:s/></text:span></text:p></draw:text-box></draw:frame><draw:connector draw:style-name="gr52" draw:text-style-name="P31" draw:type="curve" svg:x1="8.375cm" svg:y1="9.056cm" svg:x2="7.773cm" svg:y2="8.326cm" draw:start-shape="id5" draw:start-glue-point="3" draw:end-shape="id6" draw:end-glue-point="2" svg:d="m8375 9056c-402 0-602-244-602-730"><text:p/></draw:connector></draw:g></draw:g><text:soft-page-break/>Ran<text:change-end text:change-id="ct476423088"/><text:change-start text:change-id="ct476129840"/>ges can only be specified in powers of 2, ie they<text:change-end text:change-id="ct476129840"/><text:change-start text:change-id="ct476425296"/> can specify ranges of 2, 4, 8, <text:span text:style-name="T2">… .Therefore</text:span><text:change-end text:change-id="ct476425296"/><text:change-start text:change-id="ct476130416"/><text:span text:style-name="T2">, if a range of n is required, then the next larger power of two is used. <text:s/></text:span><text:change-end text:change-id="ct476130416"/><text:change-start text:change-id="ct476908560"/><text:span text:style-name="T2">Ranges should not be over specified, and this specified in the standard. <text:s/></text:span></text:p>
      <text:p text:style-name="P21">Encoding a range is done by determining how many values are required, choosing the next higher power of two, choosing a base value, and the mask, and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Standard"><text:span text:style-name="T2">Decoding a range involves indentifying the mask as lowest contiguous bits of the </text:span><text:change-end text:change-id="ct476908560"/><text:change-start text:change-id="ct476130176"/><text:span text:style-name="T2">same value as the lowest bit. <text:s/>The base value is the remaining high order bits. <text:s/></text:span><text:change-end text:change-id="ct476130176"/><text:change-start text:change-id="ct476788624"/><text:span text:style-name="T2">For example, the combined form 0x987650 would yield a mask of 0x</text:span><text:change-end text:change-id="ct476788624"/><text:change-start text:change-id="ct476766944"/><text:span text:style-name="T2">00000F and a base of 0x98765, whereas 0x98764F would yield a mask of 0x00</text:span><text:change-end text:change-id="ct476766944"/><text:change-start text:change-id="ct476767328"/><text:span text:style-name="T2">000F (inverted) and a base of 0x987640. <text:s/></text:span><text:change-end text:change-id="ct476767328"/><text:change-start text:change-id="ct476284432"/><text:span text:style-name="T2"><office:annotation><dc:creator>David Harris</dc:creator><dc:date>2013-01-26T00:26:03</dc:date><text:p text:style-name="P26"><text:span text:style-name="T17">I rewrote this part. <text:s/>Is this clearer than the equivalent in italics? <text:s/>The table should stay, I think. <text:s/></text:span></text:p></office:annotation></text:span><text:change-end text:change-id="ct476284432"/></text:p>
      <text:p text:style-name="P10"><text:change-start text:change-id="ct476685600"/></text:p>
      <text:p text:style-name="P10"><text:change-end text:change-id="ct476685600"/>The range mask is implemented as a combined base value and mask, where the mask bits are the lowest n bits of the same value as <text:span text:style-name="T2">the</text:span> lowest bit. <text:s/>For example, the event-mask 0xABCD0000 would form the range 0xABCD0000-ABCDFFFF, since the lowest bit is a “0”and the mask bits extends to the first “1” bit, in this case the the <text:s/>low bit of <text:span text:style-name="T2">the</text:span> 'D' hex-digit. <text:s/>Similarly, the <text:span text:style-name="T2">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2">which</text:span> specifies 0xyyyyyyyC-0xyyyyyyyF. <text:s text:c="2"/>0X00000001 gives 0x00000000-0x00000001, and 0x00000002 gives 0x00000000-0x00000002, <text:change-start text:change-id="ct476131408"/>and <text:change-end text:change-id="ct476131408"/>0x00000003 gives 0x00000000-0x00000003<text:change-start text:change-id="ct476767152"/>. <text:s/><text:change-end text:change-id="ct476767152"/></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Event-Mask</text:p>
          </table:table-cell>
          <table:table-cell table:style-name="Table2.A1" office:value-type="string">
            <text:p text:style-name="P14">Effective Mask</text:p>
          </table:table-cell>
          <table:table-cell table:style-name="Table2.A1" office:value-type="string">
            <text:p text:style-name="P14">Bits</text:p>
          </table:table-cell>
          <table:table-cell table:style-name="Table2.A1" office:value-type="string">
            <text:p text:style-name="P14">#</text:p>
          </table:table-cell>
          <table:table-cell table:style-name="Table2.E1" office:value-type="string">
            <text:p text:style-name="P14">Resulting Range</text:p>
          </table:table-cell>
        </table:table-row>
        <text:soft-page-break/>
        <table:table-row table:style-name="Table2.1">
          <table:table-cell table:style-name="Table2.A2" office:value-type="string">
            <text:p text:style-name="P15">0x00000001</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0-0x00000001</text:p>
          </table:table-cell>
        </table:table-row>
        <table:table-row table:style-name="Table2.1">
          <table:table-cell table:style-name="Table2.A2" office:value-type="string">
            <text:p text:style-name="P15">0x00000002</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2-0x00000003</text:p>
          </table:table-cell>
        </table:table-row>
        <table:table-row table:style-name="Table2.1">
          <table:table-cell table:style-name="Table2.A2" office:value-type="string">
            <text:p text:style-name="P15">0x00000003</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0-0x00000003</text:p>
          </table:table-cell>
        </table:table-row>
        <table:table-row table:style-name="Table2.1">
          <table:table-cell table:style-name="Table2.A2" office:value-type="string">
            <text:p text:style-name="P15">0x00000004</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7</text:p>
          </table:table-cell>
        </table:table-row>
        <table:table-row table:style-name="Table2.1">
          <table:table-cell table:style-name="Table2.A2" office:value-type="string">
            <text:p text:style-name="P15">0x00000005</text:p>
          </table:table-cell>
          <table:table-cell table:style-name="Table2.A2" office:value-type="string">
            <text:p text:style-name="P15">0xFFFFFFFE</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5</text:p>
          </table:table-cell>
        </table:table-row>
        <table:table-row table:style-name="Table2.1">
          <table:table-cell table:style-name="Table2.A2" office:value-type="string">
            <text:p text:style-name="P15">0x00ABCDEF</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E0-0x00ABCDEF</text:p>
          </table:table-cell>
        </table:table-row>
        <table:table-row table:style-name="Table2.1">
          <table:table-cell table:style-name="Table2.A2" office:value-type="string">
            <text:p text:style-name="P15">0x00ABCDF0</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F0-0x00ABCDFF</text:p>
          </table:table-cell>
        </table:table-row>
        <table:table-row table:style-name="Table2.1">
          <table:table-cell table:style-name="Table2.A2" office:value-type="string">
            <text:p text:style-name="P15">0x00ABCDE0</text:p>
          </table:table-cell>
          <table:table-cell table:style-name="Table2.A2" office:value-type="string">
            <text:p text:style-name="P15">0xFFFFFFE0</text:p>
          </table:table-cell>
          <table:table-cell table:style-name="Table2.C2" office:value-type="float" office:value="5">
            <text:p text:style-name="P15">5</text:p>
          </table:table-cell>
          <table:table-cell table:style-name="Table2.C2" office:value-type="float" office:value="32">
            <text:p text:style-name="P15">32</text:p>
          </table:table-cell>
          <table:table-cell table:style-name="Table2.E2" office:value-type="string">
            <text:p text:style-name="P15">0x00ABCDE0-0x00ABCDFF</text:p>
          </table:table-cell>
        </table:table-row>
        <table:table-row table:style-name="Table2.1">
          <table:table-cell table:style-name="Table2.A2" office:value-type="string">
            <text:p text:style-name="P15">0x0000FFFF</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00000000-0x0000FFFF</text:p>
          </table:table-cell>
        </table:table-row>
        <table:table-row table:style-name="Table2.1">
          <table:table-cell table:style-name="Table2.A2" office:value-type="string">
            <text:p text:style-name="P15">0xABCD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ABCD0000-0xABCDFF</text:p>
            <text:p text:style-name="P15"><text:span text:style-name="T16">Example of fast clock.</text:span>FF</text:p>
          </table:table-cell>
        </table:table-row>
        <table:table-row table:style-name="Table2.1">
          <table:table-cell table:style-name="Table2.A2" office:value-type="string">
            <text:p text:style-name="P15">0xFFFF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FFFF0000-0xFFFFFFFF</text:p>
          </table:table-cell>
        </table:table-row>
      </table:table>
      <text:p text:style-name="P10"/>
      <text:p text:style-name="P11"/>
      <text:h text:style-name="Heading_20_3" text:outline-level="3">Producer/Consumer Event Report (PCER)</text:h>
      <text:p text:style-name="Standard">This message transports an Event-number from a producer node(s) to zero or more unspecified consumer nodes. <text:s/>It<text:change text:change-id="ct476914496"/><text:change-start text:change-id="ct476133248"/> <text:change-end text:change-id="ct476133248"/><text:change-start text:change-id="ct476915136"/>i<text:change-end text:change-id="ct476915136"/>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2">want</text:span> to determine the correct value of the distributed state. Producers can, but don't always, <text:span text:style-name="T2">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2">the</text:span> state. <text:s/>The lamp controller that consumes the “On” and “Off” probably <text:span text:style-name="T2">knows whether it</text:span><text:change text:change-id="ct476284032"/><text:change-start text:change-id="ct476919040"/><text:span text:style-name="T2"> i</text:span><text:change-end text:change-id="ct476919040"/><text:span text:style-name="T2">s currently providing power to the lamp, and so can reply with valid for one event and invalid for the other.</text:span></text:p>
      <text:h text:style-name="Heading_20_3" text:outline-level="3"><text:soft-page-break/>Consumer Range Identified</text:h>
      <text:p text:style-name="P11">This message broadcasts, in response to a received Identify Consumer message, from each node that consumes event is <text:span text:style-name="T2">in the range specified by the </text:span>included event-ID-with-mask. <text:s/>This is one of the messages that allows bridges to do automatic routing of event messages. <text:s text:c="4"/></text:p>
      <text:p text:style-name="P11">The 50% is to allow rounding up to the enclosing bit, but no further. <text:s/><office:annotation><dc:creator>Bob Jacobsen</dc:creator><dc:date>2013-01-23T07:36:11</dc:date><text:p text:style-name="P26"><text:span text:style-name="T17">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50% is to allow rounding up to the enclosing bit, but no further.</text:p>
      <text:p text:style-name="Standard">An example of a producer range would be a fast clock node that sends a range of events to indicate the time. Since <text:span text:style-name="T2">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text:soft-page-break/>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2">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text:change-start text:change-id="ct476915616"/> i<text:change-end text:change-id="ct476915616"/><text:change text:change-id="ct477073600"/>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3577828357082057529" text:style-name="L2">
        <text:list-item>
          <text:p text:style-name="P23">When the node is first initialized, after <text:s/>the <text:change-start text:change-id="ct476294048"/>“<text:change-end text:change-id="ct476294048"/><text:change text:change-id="ct476294144"/>Initialization Complete<text:change-start text:change-id="ct476293808"/>”<text:change-end text:change-id="ct476293808"/><text:change text:change-id="ct476294240"/> message has been sent.</text:p>
        </text:list-item>
        <text:list-item>
          <text:p text:style-name="P23">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2">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ext:soft-page-break/>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text:change-start text:change-id="ct476278960"/>“<text:change-end text:change-id="ct476278960"/><text:change text:change-id="ct476278752"/>valid<text:change-start text:change-id="ct476132528"/>”<text:change-end text:change-id="ct476132528"/><text:change text:change-id="ct476279056"/>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text:change-start text:change-id="ct476279456"/>“<text:change-end text:change-id="ct476279456"/><text:change text:change-id="ct476279552"/>valid<text:change-start text:change-id="ct476132656"/>”<text:change-end text:change-id="ct476132656"/><text:change text:change-id="ct476132752"/>; if asked about P/C Event ID 4, it would reply <text:change-start text:change-id="ct476135792"/>“<text:change-end text:change-id="ct476135792"/><text:change text:change-id="ct476279648"/>not valid<text:change-start text:change-id="ct476137088"/>”<text:change-end text:change-id="ct476137088"/><text:change text:change-id="ct476137248"/>. Depending on the node's structure, it might not always be possible to set the <text:change-start text:change-id="ct476136400"/>“<text:change-end text:change-id="ct476136400"/><text:change text:change-id="ct476279744"/>valid<text:change-start text:change-id="ct476136592"/>”<text:change-end text:change-id="ct476136592"/><text:change text:change-id="ct476279840"/> bit with certainty, in which case the <text:change-start text:change-id="ct476136144"/>“<text:change-end text:change-id="ct476136144"/><text:change text:change-id="ct476135952"/>unknown<text:change-start text:change-id="ct476279936"/>”<text:change-end text:change-id="ct476279936"/><text:change text:change-id="ct476137776"/>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text:change-start text:change-id="ct476295936"/>“<text:change-end text:change-id="ct476295936"/><text:change text:change-id="ct476279312"/>valid<text:change-start text:change-id="ct476296032"/>”<text:change-end text:change-id="ct476296032"/><text:change text:change-id="ct476137584"/>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text:change-start text:change-id="ct476136912"/>“<text:change-end text:change-id="ct476136912"/><text:change text:change-id="ct476280032"/>valid<text:change text:change-id="ct476138016"/><text:change-start text:change-id="ct476138208"/>”<text:change-end text:change-id="ct476138208"/> bit with certainty, in which case the <text:change-start text:change-id="ct476280128"/>“<text:change-end text:change-id="ct476280128"/><text:change text:change-id="ct476138448"/>unknown<text:change-start text:change-id="ct476138544"/>”<text:change-end text:change-id="ct476138544"/><text:change text:change-id="ct476280224"/> bit must be set.</text:p>
      <text:h text:style-name="Heading_20_1" text:outline-level="1"><text:soft-page-break/>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6193728944857711414" text:style-name="L3">
        <text:list-item>
          <text:p text:style-name="P24">Don't <text:s/>do long linear searches to match an incoming Event ID to internal structures.</text:p>
        </text:list-item>
        <text:list-item>
          <text:p text:style-name="P24">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change-start text:change-id="ct476297376"/>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476297376"/><text:change-start text:change-id="ct476385440"/>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476385440"/><text:change text:change-id="ct477046080"/><text:change-start text:change-id="ct476139088"/></text:p>
      <text:p text:style-name="Standard"><text:soft-page-break/>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change-end text:change-id="ct476139088"/></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6"><text:span text:style-name="T17">DPH: <text:s text:c="2"/>[[reference needed] Right now, it's on the web at http://www.openlcb.org/trunk/specs/EventIdAllocations.pdf and </text:span><text:span text:style-name="T17"><text:a xlink:href="http://www.openlcb.org/trunk/specs/EventIdAllocations.ods">http://www.openlcb.org/trunk/specs/EventIdAllocations.ods</text:a></text:span><text:span text:style-name="T17">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text:change-start text:change-id="ct476295344"/> i<text:change-end text:change-id="ct476295344"/><text:change text:change-id="ct476980336"/>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pecification<text:tab/>1</text:p>
          <text:p text:style-name="P17"><text:s/>2.1 Introduction<text:tab/>1</text:p>
          <text:p text:style-name="P17"><text:s/>2.2 Intended Use<text:tab/>2</text:p>
          <text:p text:style-name="P17"><text:s/>2.3 References and Context<text:tab/>2</text:p>
          <text:p text:style-name="P17"><text:s/>2.4 Message Formats<text:tab/>2</text:p>
          <text:p text:style-name="P18"><text:s/>2.4.1 Producer/Consumer Event Report (PCER)<text:tab/>3</text:p>
          <text:p text:style-name="P18"><text:s/>2.4.2 Identify Consumer <text:tab/>3</text:p>
          <text:p text:style-name="P18"><text:s/>2.4.3 Consumer Identified <text:tab/>3</text:p>
          <text:p text:style-name="P18"><text:s/>2.4.4 Consumer Range Identified<text:tab/>3</text:p>
          <text:p text:style-name="P18"><text:s/>2.4.5 Identify Producer <text:tab/>3</text:p>
          <text:p text:style-name="P18"><text:soft-page-break/><text:s/>2.4.6 Producer Identified<text:tab/>4</text:p>
          <text:p text:style-name="P18"><text:s/>2.4.7 Producer Range Identified<text:tab/>4</text:p>
          <text:p text:style-name="P18"><text:s/>2.4.8 Identify Events<text:tab/>4</text:p>
          <text:p text:style-name="P17"><text:s/>2.5 States<text:tab/>4</text:p>
          <text:p text:style-name="P17"><text:s/>2.6 Interactions<text:tab/>4</text:p>
          <text:p text:style-name="P18"><text:s/>2.6.1 Event Transfer<text:tab/>5</text:p>
          <text:p text:style-name="P18"><text:s/>2.6.2 Event Enquiry<text:tab/>5</text:p>
          <text:p text:style-name="P18"><text:s/>2.6.3 Producer Enquiry<text:tab/>5</text:p>
          <text:p text:style-name="P18"><text:s/>2.6.4 Consumer Enquiry<text:tab/>6</text:p>
          <text:p text:style-name="P16"><text:s/>3 Background information <text:tab/>6</text:p>
          <text:p text:style-name="P17"><text:s/>3.1 Gateways<text:tab/>7</text:p>
          <text:p text:style-name="P17"><text:s/>3.2 Implementation hints<text:tab/>7</text:p>
          <text:p text:style-name="P17"><text:s/>3.3 Well known events<text:tab/>7</text:p>
          <text:p text:style-name="P17"><text:s/>3.4 History section:<text:tab/>7</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06" text:date-value="2013-01-26T09:13:51">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09:13:51">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06" text:date-value="2013-01-26T09:13:51">1/26/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98</meta:editing-cycles>
    <meta:editing-duration>P3DT20H8M25S</meta:editing-duration>
    <meta:generator>OpenOffice.org/3.4.1$Unix OpenOffice.org_project/341m1$Build-9593</meta:generator>
    <dc:date>2013-01-26T09:13:51</dc:date>
    <meta:keyword>OpenLCB Event Transport</meta:keyword>
    <dc:creator>David Harris</dc:creator>
    <meta:document-statistic meta:table-count="2" meta:image-count="1" meta:object-count="0" meta:page-count="11" meta:paragraph-count="235" meta:word-count="3852" meta:character-count="23246"/>
    <meta:user-defined meta:name="Info 1"/>
    <meta:user-defined meta:name="Info 2"/>
    <meta:user-defined meta:name="Info 3"/>
    <meta:user-defined meta:name="Info 4"/>
  </office:meta>
</office:document-meta>
</file>